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Vanadine" svg:font-family="Vanadine" style:font-pitch="variable"/>
    <style:font-face style:name="Archer Book" svg:font-family="'Archer Book'" style:font-family-generic="moder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cher Book" fo:font-size="36pt" style:font-size-asian="36pt" style:font-size-complex="36pt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2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 style:list-style-name="L3">
      <style:paragraph-properties fo:text-align="justify" style:justify-single-word="false"/>
      <style:text-properties fo:font-style="italic" style:font-style-asian="italic" style:font-style-complex="italic"/>
    </style:style>
    <style:style style:name="P5" style:family="paragraph" style:parent-style-name="Standard" style:list-style-name="L4">
      <style:paragraph-properties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Standard" style:list-style-name="L5">
      <style:paragraph-properties fo:text-align="justify" style:justify-single-word="false"/>
      <style:text-properties fo:font-style="italic" style:font-style-asian="italic" style:font-style-complex="italic"/>
    </style:style>
    <style:style style:name="P7" style:family="paragraph" style:parent-style-name="Standard" style:list-style-name="L6">
      <style:paragraph-properties fo:text-align="justify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Cambria" fo:font-size="36pt" style:font-size-asian="36pt" style:font-size-complex="36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 style:list-style-name="L3">
      <style:paragraph-properties fo:text-align="justify" style:justify-single-word="false"/>
    </style:style>
    <style:style style:name="P12" style:family="paragraph" style:parent-style-name="Standard" style:list-style-name="L4">
      <style:paragraph-properties fo:text-align="justify" style:justify-single-word="false"/>
    </style:style>
    <style:style style:name="T1" style:family="text">
      <style:text-properties fo:color="#3d85c6"/>
    </style:style>
    <style:style style:name="T2" style:family="text">
      <style:text-properties fo:color="#b84700" style:font-name="Georgia" fo:font-size="12pt" fo:font-style="italic" style:font-name-asian="Times New Roman1" style:font-size-asian="12pt" style:font-style-asian="italic" style:font-name-complex="Georgia" style:font-style-complex="italic"/>
    </style:style>
    <style:style style:name="T3" style:family="text">
      <style:text-properties fo:color="#b84700" style:font-name="Georgia" fo:font-style="italic" style:font-style-asian="italic" style:font-name-complex="Georgia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scriptifs courts</text:p>
      <text:p text:style-name="P1"/>
      <text:p text:style-name="P9"/>
      <text:list xml:id="list2173580750658100635" text:style-name="L2">
        <text:list-item>
          <text:p text:style-name="P3">A la Rencontre des sorcières</text:p>
          <text:p text:style-name="P10"/>
        </text:list-item>
      </text:list>
      <text:p text:style-name="P9">Remontez le temps accompagnés de drôles de savantes et partez à la découverte des soins et croyances du Moyen-Âge : certaines de leurs bizarreries pourraient bien guérir nos maux actuels !</text:p>
      <text:p text:style-name="P9"/>
      <text:p text:style-name="P9">Déambulation dans la Cité Médiévale / 1h</text:p>
      <text:p text:style-name="P9"/>
      <text:p text:style-name="P9"/>
      <text:list xml:id="list1562898752042127435" text:style-name="L3">
        <text:list-item>
          <text:p text:style-name="P4">Vie précieuse au château</text:p>
          <text:p text:style-name="P11"/>
        </text:list-item>
      </text:list>
      <text:p text:style-name="P9">Pourquoi faut-il lire Molière avec l'accent Québécois ? Pourquoi écrit-on asthme, et pas asme ? Pourquoi portait-on un vertugadin ? Et d'ailleurs, c'est quoi ?</text:p>
      <text:p text:style-name="P9">Partez à la rencontre des résidents du château en plein âge d'or : costumes, musique et inventions : découvrez les origines du classicisme français !</text:p>
      <text:p text:style-name="P9"/>
      <text:p text:style-name="P9">Soit en statique soit déambulation dans le château selon sa conservation / 45min</text:p>
      <text:p text:style-name="P9"/>
      <text:p text:style-name="P9"/>
      <text:list xml:id="list6406071440294817236" text:style-name="L4">
        <text:list-item>
          <text:p text:style-name="P5">Jour de fête au Château</text:p>
          <text:p text:style-name="P12"/>
        </text:list-item>
      </text:list>
      <text:p text:style-name="P9">Plongez dans un panorama vivant et insolite des divertissements au Moyen-Âge : chants et danses vous entraîneront notamment à la découverte des joies de l’art troubadour. Une initiation qui permet de redécouvrir l’histoire de façon conviviale !</text:p>
      <text:p text:style-name="P9"/>
      <text:p text:style-name="P9">1h </text:p>
      <text:p text:style-name="P9"/>
      <text:list xml:id="list2238423255820247014" text:style-name="L5">
        <text:list-item>
          <text:p text:style-name="P6">Drôle de Vie au Moyen-âge</text:p>
        </text:list-item>
      </text:list>
      <text:p text:style-name="P9"/>
      <text:p text:style-name="P9">Rendez-vous au Moyen-âge pour suivre deux villageois.e dans un parcours qui vous en mettra plein la vue, l'ouïe, l'odorat et même peut-être vous donnera le goût de la vie populaire au cœur de la cité médiévale !</text:p>
      <text:p text:style-name="P9"/>
      <text:p text:style-name="P9">Déambulation dans la Cité Médiévale / 1h</text:p>
      <text:p text:style-name="P9"/>
      <text:p text:style-name="P2"/>
      <text:list xml:id="list4658640265984640625" text:style-name="L6">
        <text:list-item>
          <text:p text:style-name="P7">L'Art des banquets à la Renaissance</text:p>
        </text:list-item>
      </text:list>
      <text:p text:style-name="P9"/>
      <text:p text:style-name="P9">Les gentes dames du château vous font découvrir l’art de la fête pendant la Renaissance. Entre une cuisine fleurie ou épicée, des animaux surprises et histoires incroyables, plongez-vous dans l’atmosphère du XVIème siècle !</text:p>
      <text:p text:style-name="P9"/>
      <text:p text:style-name="P9">Soit en statique soit déambulation dans le château selon sa conservation / 1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Vanadine" svg:font-family="Vanadine" style:font-pitch="variable"/>
    <style:font-face style:name="Archer Book" svg:font-family="'Archer Book'" style:font-family-generic="moder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ce Tabart</meta:initial-creator>
    <meta:creation-date>2021-07-14T16:39:13.39</meta:creation-date>
    <dc:date>2021-07-14T16:51:55.86</dc:date>
    <dc:creator>Alice Tabart</dc:creator>
    <meta:editing-duration>PT12M43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17" meta:word-count="262" meta:character-count="1572"/>
  </office:meta>
</office:document-meta>
</file>